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40000009D6B35B2B0167756A5.png" manifest:media-type="image/png"/>
  <manifest:file-entry manifest:full-path="Pictures/10000201000003F90000036736F429E1DB6432E4.png" manifest:media-type="image/png"/>
  <manifest:file-entry manifest:full-path="Pictures/100000000000009800000098633C688CF5B6F444.png" manifest:media-type="image/png"/>
  <manifest:file-entry manifest:full-path="Pictures/10000201000000AB000000399FEB3DFA3FE06D68.png" manifest:media-type="image/png"/>
  <manifest:file-entry manifest:full-path="Pictures/10000201000002C9000002C7A33194E6683AE42B.png" manifest:media-type="image/png"/>
  <manifest:file-entry manifest:full-path="Pictures/1000796C0000471B000041DFB0BDD605C399328B.svg" manifest:media-type="image/svg+xml"/>
  <manifest:file-entry manifest:full-path="Pictures/10000201000002B00000027D4686E51756112C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0bda" officeooo:paragraph-rsid="00050b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6" text:anchor-type="paragraph" svg:x="5.202in" svg:y="1.0102in" svg:width="1.5835in" svg:height="1.5835in" draw:z-index="5"><draw:image xlink:href="Pictures/100000000000009800000098633C688CF5B6F444.png" xlink:type="simple" xlink:show="embed" xlink:actuate="onLoad" loext:mime-type="image/png"/></draw:frame><draw:frame draw:style-name="fr1" draw:name="Image5" text:anchor-type="paragraph" svg:x="0.9445in" svg:y="4.1898in" svg:width="3.7272in" svg:height="3.1917in" draw:z-index="4"><draw:image xlink:href="Pictures/10000201000003F90000036736F429E1DB6432E4.png" xlink:type="simple" xlink:show="embed" xlink:actuate="onLoad" loext:mime-type="image/png"/></draw:frame><draw:frame draw:style-name="fr1" draw:name="Image4" text:anchor-type="paragraph" svg:x="1.5929in" svg:y="3.052in" svg:width="1.7811in" svg:height="0.5937in" draw:z-index="3"><draw:image xlink:href="Pictures/10000201000000AB000000399FEB3DFA3FE06D68.png" xlink:type="simple" xlink:show="embed" xlink:actuate="onLoad" loext:mime-type="image/png"/></draw:frame><draw:frame draw:style-name="fr1" draw:name="Image3" text:anchor-type="paragraph" svg:x="3.4835in" svg:y="0.902in" svg:width="1.6154in" svg:height="1.6492in" draw:z-index="2"><draw:image xlink:href="Pictures/10000201000002C9000002C7A33194E6683AE42B.png" xlink:type="simple" xlink:show="embed" xlink:actuate="onLoad" loext:mime-type="image/png"/></draw:frame><draw:frame draw:style-name="fr1" draw:name="Image2" text:anchor-type="paragraph" svg:x="1.5791in" svg:y="0.8957in" svg:width="1.8098in" svg:height="1.6764in" draw:z-index="1"><draw:image xlink:href="Pictures/1000796C0000471B000041DFB0BDD605C399328B.svg" xlink:type="simple" xlink:show="embed" xlink:actuate="onLoad" loext:mime-type="image/svg+xml"/><draw:image xlink:href="Pictures/10000201000002B00000027D4686E51756112CB2.png" xlink:type="simple" xlink:show="embed" xlink:actuate="onLoad" loext:mime-type="image/png"/></draw:frame><draw:frame draw:style-name="fr1" draw:name="Image1" text:anchor-type="paragraph" svg:x="-0.0374in" svg:y="0.8791in" svg:width="1.5417in" svg:height="1.6354in" draw:z-index="0"><draw:image xlink:href="Pictures/10000201000000940000009D6B35B2B0167756A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1:30:22.013932634</meta:creation-date>
    <dc:date>2021-02-11T20:54:56.298444646</dc:date>
    <meta:editing-duration>PT1H53M42S</meta:editing-duration>
    <meta:editing-cycles>4</meta:editing-cycles>
    <meta:generator>LibreOffice/6.1.5.2$Linux_ARM_EABI LibreOffice_project/10$Build-2</meta:generator>
    <meta:print-date>2021-02-11T18:59:42.994576654</meta:print-date>
    <meta:document-statistic meta:table-count="0" meta:image-count="6" meta:object-count="0" meta:page-count="1" meta:paragraph-count="0" meta:word-count="0" meta:character-count="0" meta:non-whitespace-character-count="0"/>
  </office:meta>
</office:document-meta>
</file>